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0CCC4D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.4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00000000400000003000CCC4DC2.png" xlink:type="simple" xlink:show="embed" xlink:actuate="onLoad">
            <text:p/>
          </draw:image>
        </draw:frame>
        <draw:frame draw:style-name="gr2" draw:layer="controls" svg:width="17.8cm" svg:height="1.1cm" svg:x="6.5cm" svg:y="16cm">
          <draw:text-box>
            <text:p>❹「お申し込みとお問い合わせ」が移動する前まで戻りました</text:p>
          </draw:text-box>
        </draw:frame>
        <draw:custom-shape draw:style-name="gr3" draw:text-style-name="P1" xml:id="id1" draw:id="id1" draw:layer="controls" svg:width="0.9cm" svg:height="0.7cm" svg:x="11.9cm" svg:y="1.6cm">
          <text:p/>
          <draw:enhanced-geometry svg:viewBox="0 0 21600 21600" draw:type="rectangle" draw:enhanced-path="M 0 0 L 21600 0 21600 21600 0 21600 0 0 Z N"/>
        </draw:custom-shape>
        <draw:frame draw:style-name="gr4" xml:id="id2" draw:id="id2" draw:layer="controls" svg:width="12.156cm" svg:height="1.013cm" svg:x="12.944cm" svg:y="4.5cm">
          <draw:text-box>
            <text:p>❸[元に戻す]ボタンを2回クリックします</text:p>
          </draw:text-box>
        </draw:frame>
        <draw:connector draw:style-name="gr5" draw:text-style-name="P1" draw:layer="controls" svg:x1="12.35cm" svg:y1="2.3cm" svg:x2="12.944cm" svg:y2="5.006cm" draw:start-shape="id1" draw:start-glue-point="2" draw:end-shape="id2" draw:end-glue-point="3" svg:d="M12350 2300v2706h594" svg:viewBox="0 0 595 27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5:01:22.549561741</meta:creation-date>
    <meta:editing-duration>PT6M36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5T15:29:30.149016659</dc:date>
    <dc:creator>NOGATA Jun</dc:creator>
    <meta:document-statistic meta:object-count="5"/>
    <meta:template xlink:type="simple" xlink:actuate="onRequest" xlink:title="screenshot-template" xlink:href="../../../../.config/libreoffice/4/user/template/screenshot-template.otg" meta:date="2014-11-25T15:01:22.418728575"/>
  </office:meta>
</office:document-meta>
</file>